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0200000002000309F1C.png" manifest:media-type="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manifest.rdf" manifest:media-type="application/rdf+xml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number:date-style style:name="D5">
      <number:day/>
      <number:text>. </number:text>
      <number:month number:textual="true"/>
      <number:text> </number:text>
      <number:year number:style="long"/>
    </number:date-style>
    <number:time-style style:name="T1" number:automatic-order="true">
      <number:hours/>
      <number:text>:</number:text>
      <number:minutes/>
      <number:text>:</number:text>
      <number:seconds/>
      <number:am-pm/>
    </number:time-style>
    <style:style style:name="gr1" style:family="graphic" style:parent-style-name="standard">
      <style:graphic-properties svg:stroke-width="0.051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152cm" draw:marker-start-width="0.148cm" draw:marker-end-width="0.148cm" draw:fill="none" draw:textarea-horizontal-align="center" draw:textarea-vertical-align="middle" fo:padding-top="0.202cm" fo:padding-bottom="0.202cm" fo:padding-left="0.327cm" fo:padding-right="0.327cm"/>
    </style:style>
    <style:style style:name="gr3" style:family="graphic" style:parent-style-name="objectwithoutfill">
      <style:graphic-properties svg:stroke-width="0.102cm" svg:stroke-color="#b84747" draw:fill="none" draw:textarea-horizontal-align="center" draw:textarea-vertical-align="middle" fo:padding-top="0.176cm" fo:padding-bottom="0.176cm" fo:padding-left="0.301cm" fo:padding-right="0.301cm"/>
    </style:style>
    <style:style style:name="gr4" style:family="graphic" style:parent-style-name="standard">
      <style:graphic-properties svg:stroke-width="0cm" svg:stroke-color="#000000" draw:marker-start-width="0.148cm" draw:marker-end-width="0.148cm" draw:fill="solid" draw:fill-color="#e6e6e6" draw:textarea-horizontal-align="justify" draw:textarea-vertical-align="middle" draw:auto-grow-height="false" fo:padding-top="0.126cm" fo:padding-bottom="0.126cm" fo:padding-left="0.251cm" fo:padding-right="0.251cm"/>
    </style:style>
    <style:style style:name="gr5" style:family="graphic" style:parent-style-name="objectwithoutfill">
      <style:graphic-properties svg:stroke-width="0.102cm" svg:stroke-color="#b84747" draw:marker-end="Arrow" draw:fill="none" draw:textarea-horizontal-align="center" draw:textarea-vertical-align="middle" fo:padding-top="0.176cm" fo:padding-bottom="0.176cm" fo:padding-left="0.301cm" fo:padding-right="0.301cm"/>
    </style:style>
    <style:style style:name="gr6" style:family="graphic" style:parent-style-name="standard">
      <style:graphic-properties svg:stroke-width="0.051cm" svg:stroke-color="#000000" draw:marker-start-width="0.224cm" draw:marker-end="Arrow" draw:marker-end-width="0.224cm" draw:fill="none" draw:textarea-horizontal-align="justify" draw:textarea-vertical-align="middle" draw:auto-grow-height="false" fo:padding-top="0.151cm" fo:padding-bottom="0.151cm" fo:padding-left="0.276cm" fo:padding-right="0.276cm"/>
    </style:style>
    <style:style style:name="gr7" style:family="graphic" style:parent-style-name="objectwithoutfill">
      <style:graphic-properties svg:stroke-width="0.102cm" svg:stroke-color="#2300dc" draw:marker-end="Arrow" draw:fill="none" draw:textarea-horizontal-align="center" draw:textarea-vertical-align="middle" fo:padding-top="0.176cm" fo:padding-bottom="0.176cm" fo:padding-left="0.301cm" fo:padding-right="0.301cm"/>
    </style:style>
    <style:style style:name="gr8" style:family="graphic" style:parent-style-name="objectwithoutfill">
      <style:graphic-properties svg:stroke-width="0.102cm" svg:stroke-color="#b84747" draw:marker-end="" draw:fill="none" draw:textarea-horizontal-align="center" draw:textarea-vertical-align="middle" fo:padding-top="0.176cm" fo:padding-bottom="0.176cm" fo:padding-left="0.301cm" fo:padding-right="0.301cm"/>
    </style:style>
    <style:style style:name="gr9" style:family="graphic" style:parent-style-name="objectwithoutfill">
      <style:graphic-properties draw:stroke="dash" draw:stroke-dash="Ultrafine_20_Dashed" svg:stroke-width="0.102cm" svg:stroke-color="#2300dc" draw:marker-end="Arrow" draw:fill="none" draw:textarea-horizontal-align="center" draw:textarea-vertical-align="middle" fo:padding-top="0.176cm" fo:padding-bottom="0.176cm" fo:padding-left="0.301cm" fo:padding-right="0.301cm"/>
    </style:style>
    <style:style style:name="gr10" style:family="graphic" style:parent-style-name="standard">
      <style:graphic-properties draw:stroke="solid" draw:stroke-dash="Ultrafine_20_Dashed" svg:stroke-width="0.051cm" svg:stroke-color="#000000" draw:marker-end="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1" style:family="graphic" style:parent-style-name="objectwithoutfill">
      <style:graphic-properties draw:stroke="dash" draw:stroke-dash="Ultrafine_20_Dashed" svg:stroke-width="0.051cm" svg:stroke-color="#2300dc" draw:marker-end="" draw:fill="none" draw:textarea-horizontal-align="center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stroke="none" draw:stroke-dash="Ultrafine_20_Dashed" svg:stroke-width="0.051cm" svg:stroke-color="#000000" draw:marker-end="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gr13" style:family="graphic" style:parent-style-name="standard">
      <style:graphic-properties draw:stroke="solid" draw:stroke-dash="Ultrafine_20_Dashed" svg:stroke-width="0.051cm" svg:stroke-color="#000000" draw:marker-end="" draw:fill="solid" draw:fill-color="#c0c0c0" draw:textarea-horizontal-align="justify" draw:textarea-vertical-align="middle" draw:auto-grow-height="false" fo:padding-top="0.15cm" fo:padding-bottom="0.15cm" fo:padding-left="0.275cm" fo:padding-right="0.275cm"/>
    </style:style>
    <style:style style:name="gr14" style:family="graphic" style:parent-style-name="standard">
      <style:graphic-properties draw:stroke="solid" draw:stroke-dash="Ultrafine_20_Dashed" svg:stroke-width="0cm" svg:stroke-color="#000000" draw:marker-start-width="0.224cm" draw:marker-end="" draw:marker-end-width="0.224cm" draw:fill="solid" draw:fill-color="#00ae00" draw:textarea-horizontal-align="justify" draw:textarea-vertical-align="middle" draw:auto-grow-height="false" fo:padding-top="0.125cm" fo:padding-bottom="0.125cm" fo:padding-left="0.25cm" fo:padding-right="0.25cm"/>
    </style:style>
    <style:style style:name="gr15" style:family="graphic" style:parent-style-name="standard">
      <style:graphic-properties draw:stroke="solid" draw:stroke-dash="Ultrafine_20_Dashed" svg:stroke-width="0cm" svg:stroke-color="#000000" draw:marker-end="" draw:fill="solid" draw:fill-color="#808080" draw:textarea-horizontal-align="justify" draw:textarea-vertical-align="middle" draw:auto-grow-height="false"/>
    </style:style>
    <style:style style:name="gr16" style:family="graphic" style:parent-style-name="objectwithoutfill">
      <style:graphic-properties draw:stroke="solid" draw:stroke-dash="Ultrafine_20_Dashed" svg:stroke-width="0.102cm" svg:stroke-color="#2300dc" draw:marker-start-width="0.452cm" draw:marker-end="Arrow" draw:marker-end-width="0.452cm" draw:fill="none" draw:fill-color="#808080" draw:textarea-horizontal-align="center" draw:textarea-vertical-align="middle" fo:padding-top="0.175cm" fo:padding-bottom="0.175cm" fo:padding-left="0.3cm" fo:padding-right="0.3cm"/>
    </style:style>
    <style:style style:name="gr17" style:family="graphic" style:parent-style-name="objectwithoutfill">
      <style:graphic-properties draw:stroke="solid" draw:stroke-dash="Ultrafine_20_Dashed" svg:stroke-width="0.102cm" svg:stroke-color="#000000" draw:marker-end="" draw:fill="none" draw:textarea-horizontal-align="center" draw:textarea-vertical-align="middle" fo:padding-top="0.176cm" fo:padding-bottom="0.176cm" fo:padding-left="0.301cm" fo:padding-right="0.301cm"/>
    </style:style>
    <style:style style:name="gr18" style:family="graphic" style:parent-style-name="standard">
      <style:graphic-properties draw:stroke="solid" draw:stroke-dash="Ultrafine_20_Dashed" svg:stroke-width="0cm" svg:stroke-color="#000000" draw:marker-end="" draw:fill="solid" draw:fill-color="#ffffff" draw:textarea-horizontal-align="justify" draw:textarea-vertical-align="middle" draw:auto-grow-height="false"/>
    </style:style>
    <style:style style:name="gr19" style:family="graphic" style:parent-style-name="objectwithoutfill">
      <style:graphic-properties draw:stroke="solid" draw:stroke-dash="Ultrafine_20_Dashed" svg:stroke-width="0.051cm" svg:stroke-color="#000000" draw:marker-end="" draw:fill="none" draw:fill-color="#ffffff" draw:textarea-horizontal-align="center" draw:textarea-vertical-align="middle" fo:padding-top="0.15cm" fo:padding-bottom="0.15cm" fo:padding-left="0.275cm" fo:padding-right="0.275cm"/>
    </style:style>
    <style:style style:name="gr20" style:family="graphic" style:parent-style-name="standard">
      <style:graphic-properties draw:stroke="solid" draw:stroke-dash="Ultrafine_20_Dashed" svg:stroke-width="0.051cm" svg:stroke-color="#000000" draw:marker-start-width="0.224cm" draw:marker-end="" draw:marker-end-width="0.224cm" draw:fill="none" draw:fill-color="#ffffff" draw:textarea-horizontal-align="justify" draw:textarea-vertical-align="middle" draw:auto-grow-height="false" fo:padding-top="0.151cm" fo:padding-bottom="0.151cm" fo:padding-left="0.276cm" fo:padding-right="0.276cm"/>
    </style:style>
    <style:style style:name="gr21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22" style:family="graphic" style:parent-style-name="standard">
      <style:graphic-properties draw:stroke="solid" draw:stroke-dash="Ultrafine_20_Dashed" svg:stroke-width="0cm" svg:stroke-color="#000000" draw:marker-start-width="0.305cm" draw:marker-end="" draw:marker-end-width="0.305cm" draw:fill="solid" draw:fill-color="#e6e6ff" draw:textarea-horizontal-align="justify" draw:textarea-vertical-align="middle" draw:auto-grow-height="false" fo:padding-top="0.1cm" fo:padding-bottom="0.1cm" fo:padding-left="0.225cm" fo:padding-right="0.225cm"/>
    </style:style>
    <style:style style:name="gr23" style:family="graphic" style:parent-style-name="standard">
      <style:graphic-properties draw:stroke="solid" draw:stroke-dash="Ultrafine_20_Dashed" svg:stroke-width="0.051cm" svg:stroke-color="#000000" draw:marker-end="" draw:fill="solid" draw:fill-color="#804c19" draw:textarea-horizontal-align="justify" draw:textarea-vertical-align="middle" draw:auto-grow-height="false"/>
    </style:style>
    <style:style style:name="gr24" style:family="graphic" style:parent-style-name="standard">
      <style:graphic-properties draw:stroke="solid" draw:stroke-dash="Ultrafine_20_Dashed" svg:stroke-width="0cm" svg:stroke-color="#000000" draw:marker-start-width="0.305cm" draw:marker-end="" draw:marker-end-width="0.305cm" draw:fill="solid" draw:fill-color="#94bd5e" draw:textarea-horizontal-align="justify" draw:textarea-vertical-align="middle" draw:auto-grow-height="false" fo:padding-top="0.1cm" fo:padding-bottom="0.1cm" fo:padding-left="0.225cm" fo:padding-right="0.225cm"/>
    </style:style>
    <style:style style:name="gr25" style:family="graphic" style:parent-style-name="standard">
      <style:graphic-properties draw:stroke="solid" draw:stroke-dash="Ultrafine_20_Dashed" svg:stroke-width="0cm" svg:stroke-color="#000000" draw:marker-start-width="0.305cm" draw:marker-end="" draw:marker-end-width="0.305cm" draw:fill="solid" draw:fill-color="#999999" draw:textarea-horizontal-align="justify" draw:textarea-vertical-align="middle" draw:auto-grow-height="false" fo:padding-top="0.1cm" fo:padding-bottom="0.1cm" fo:padding-left="0.225cm" fo:padding-right="0.225cm"/>
    </style:style>
    <style:style style:name="gr26" style:family="graphic" style:parent-style-name="standard">
      <style:graphic-properties draw:stroke="solid" draw:stroke-dash="Ultrafine_20_Dashed" svg:stroke-width="0cm" svg:stroke-color="#000000" draw:marker-start-width="0.305cm" draw:marker-end="" draw:marker-end-width="0.305cm" draw:fill="solid" draw:fill-color="#ffffff" draw:textarea-horizontal-align="left" draw:auto-grow-height="true" draw:auto-grow-width="true" fo:min-height="0cm" fo:min-width="0cm" fo:padding-top="0.1cm" fo:padding-bottom="0.1cm" fo:padding-left="0.225cm" fo:padding-right="0.225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3pt" style:font-size-asian="13pt" style:font-size-complex="13pt"/>
    </style:style>
    <style:style style:name="P4" style:family="paragraph">
      <style:text-properties fo:font-size="11pt" style:font-size-asian="11pt" style:font-size-complex="11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27cm" svg:height="9.495cm" draw:transform="rotate (-3.14159265358979) translate (10.525cm 13.67cm)">
          <text:p/>
          <draw:enhanced-geometry svg:viewBox="0 0 21600 21600" draw:glue-points="?f6 10800 10800 21600 ?f5 10800 10800 0" draw:text-areas="?f3 ?f3 ?f4 ?f4" draw:type="trapezoid" draw:modifiers="7751.52151101784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" draw:text-style-name="P1" draw:layer="layout" svg:x1="10.525cm" svg:y1="7.35cm" svg:x2="4.175cm" svg:y2="7.35cm">
          <text:p/>
        </draw:line>
        <draw:line draw:style-name="gr2" draw:text-style-name="P1" draw:layer="layout" svg:x1="10.525cm" svg:y1="11.18cm" svg:x2="4.175cm" svg:y2="11.16cm">
          <text:p/>
        </draw:line>
        <draw:path draw:style-name="gr3" draw:text-style-name="P1" draw:layer="layout" svg:width="17.779cm" svg:height="2.063cm" svg:x="4.81cm" svg:y="11.636cm" svg:viewBox="0 0 17780 2064" svg:d="m0 0c1746 0 5873 0 5873 0l3017 2064h8890">
          <text:p/>
        </draw:path>
        <draw:custom-shape draw:style-name="gr4" draw:text-style-name="P1" draw:layer="layout" svg:width="1.905cm" svg:height="2.541cm" draw:transform="rotate (1.5707963267949) translate (22.589cm 14.335cm)">
          <text:p text:style-name="P1"/>
          <draw:enhanced-geometry svg:viewBox="0 0 21600 21600" draw:glue-points="?f6 10800 10800 21600 ?f5 10800 10800 0" draw:text-areas="?f3 ?f3 ?f4 ?f4" draw:type="trapezoid" draw:modifiers="3901.77095631641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5" draw:text-style-name="P1" draw:layer="layout" svg:x1="25.13cm" svg:y1="13.065cm" svg:x2="26.4cm" svg:y2="13.065cm">
          <text:p/>
        </draw:line>
        <draw:line draw:style-name="gr5" draw:text-style-name="P1" draw:layer="layout" svg:x1="25.13cm" svg:y1="13.665cm" svg:x2="26.4cm" svg:y2="13.665cm">
          <text:p/>
        </draw:line>
        <draw:custom-shape draw:style-name="gr6" draw:text-style-name="P1" draw:layer="layout" svg:width="2.558cm" svg:height="2.558cm" svg:x="15.646cm" svg:y="10.5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7" draw:text-style-name="P1" draw:layer="layout" svg:width="9.524cm" svg:height="3.174cm" svg:x="16.875cm" svg:y="12.43cm" svg:viewBox="0 0 9525 3175" draw:points="0,0 0,3175 9525,3175">
          <text:p/>
        </draw:polyline>
        <draw:line draw:style-name="gr8" draw:text-style-name="P1" draw:layer="layout" svg:x1="16.875cm" svg:y1="9.89cm" svg:x2="16.875cm" svg:y2="10.842cm">
          <text:p/>
        </draw:line>
        <draw:line draw:style-name="gr8" draw:text-style-name="P1" draw:layer="layout" svg:x1="14.97cm" svg:y1="13.7cm" svg:x2="14.97cm" svg:y2="11.795cm">
          <text:p/>
        </draw:line>
        <draw:line draw:style-name="gr8" draw:text-style-name="P1" draw:layer="layout" svg:x1="15.922cm" svg:y1="11.795cm" svg:x2="14.97cm" svg:y2="11.795cm">
          <text:p/>
        </draw:line>
        <draw:line draw:style-name="gr9" draw:text-style-name="P1" draw:layer="layout" svg:x1="16.875cm" svg:y1="12.43cm" svg:x2="16.875cm" svg:y2="10.842cm">
          <text:p/>
        </draw:line>
        <draw:custom-shape draw:style-name="gr10" draw:text-style-name="P1" draw:layer="layout" svg:width="0.635cm" svg:height="0.318cm" svg:x="4.175cm" svg:y="11.477cm">
          <text:p/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16.875cm" svg:y1="11.795cm" svg:x2="15.922cm" svg:y2="11.795cm">
          <text:p/>
        </draw:line>
        <draw:frame draw:style-name="gr12" draw:text-style-name="P2" draw:layer="layout" svg:width="1.703cm" svg:height="0.856cm" draw:transform="rotate (1.5707963267949) translate (16.736cm 13.28cm)">
          <draw:text-box>
            <text:p text:style-name="P2"><text:span text:style-name="T1">COM</text:span></text:p>
          </draw:text-box>
        </draw:frame>
        <draw:frame draw:style-name="gr12" draw:text-style-name="P2" draw:layer="layout" svg:width="1.263cm" svg:height="0.856cm" svg:x="14.593cm" svg:y="11.04cm">
          <draw:text-box>
            <text:p text:style-name="P2">NC</text:p>
          </draw:text-box>
        </draw:frame>
        <draw:frame draw:style-name="gr12" draw:text-style-name="P2" draw:layer="layout" svg:width="1.293cm" svg:height="0.856cm" svg:x="16.794cm" svg:y="9.84cm">
          <draw:text-box>
            <text:p text:style-name="P2">NO</text:p>
          </draw:text-box>
        </draw:frame>
        <draw:g>
          <draw:custom-shape draw:style-name="gr13" draw:text-style-name="P1" draw:layer="layout" svg:width="4.445cm" svg:height="1.905cm" svg:x="20.685cm" svg:y="17.5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" draw:layer="layout" svg:width="3.81cm" svg:height="0.159cm" svg:x="21.002cm" svg:y="18.938cm">
            <text:p/>
            <draw:enhanced-geometry svg:viewBox="0 0 21600 21600" draw:glue-points="?f6 10800 10800 21600 ?f5 10800 10800 0" draw:text-areas="?f3 ?f3 ?f4 ?f4" draw:type="trapezoid" draw:modifiers="2206.13362541073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5" draw:text-style-name="P1" draw:layer="layout" svg:width="0.159cm" svg:height="0.159cm" svg:x="21.358cm" svg:y="18.538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line draw:style-name="gr16" draw:text-style-name="P1" draw:layer="layout" svg:x1="22.907cm" svg:y1="15.605cm" svg:x2="22.907cm" svg:y2="17.51cm">
          <text:p/>
        </draw:line>
        <draw:line draw:style-name="gr2" draw:text-style-name="P1" draw:layer="layout" svg:x1="10.525cm" svg:y1="10.525cm" svg:x2="4.175cm" svg:y2="4.175cm">
          <text:p/>
        </draw:line>
        <draw:path draw:style-name="gr3" draw:text-style-name="P1" draw:layer="layout" svg:width="17.938cm" svg:height="8.889cm" svg:x="4.651cm" svg:y="4.175cm" svg:viewBox="0 0 17939 8890" svg:d="m0 0c5080 4921 3969 6032 5874 6032l3175-317h8255v3175h635">
          <text:p/>
        </draw:path>
        <draw:g>
          <draw:custom-shape draw:style-name="gr10" draw:text-style-name="P1" draw:layer="layout" svg:width="0.635cm" svg:height="0.318cm" draw:transform="rotate (-0.743161195499186) translate (4.32cm 3.58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7" draw:text-style-name="P1" draw:layer="layout" svg:x1="4.213cm" svg:y1="3.704cm" svg:x2="3.863cm" svg:y2="3.381cm">
            <text:p/>
          </draw:line>
          <draw:line draw:style-name="gr17" draw:text-style-name="P1" draw:layer="layout" svg:x1="3.54cm" svg:y1="3.732cm" svg:x2="3.862cm" svg:y2="3.382cm">
            <text:p/>
          </draw:line>
        </draw:g>
        <draw:line draw:style-name="gr17" draw:text-style-name="P1" draw:layer="layout" svg:x1="4.175cm" svg:y1="11.637cm" svg:x2="3.699cm" svg:y2="11.636cm">
          <text:p/>
        </draw:line>
        <draw:line draw:style-name="gr17" draw:text-style-name="P1" draw:layer="layout" svg:x1="3.698cm" svg:y1="12.112cm" svg:x2="3.699cm" svg:y2="11.637cm">
          <text:p/>
        </draw:line>
        <draw:g>
          <draw:custom-shape draw:style-name="gr18" draw:text-style-name="P1" draw:layer="layout" svg:width="2.373cm" svg:height="0.216cm" svg:x="3.865cm" svg:y="7.058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1" draw:layer="layout" svg:width="0.648cm" svg:height="0.433cm" svg:x="3.648cm" svg:y="6.62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9" draw:text-style-name="P1" draw:layer="layout" svg:x1="3.648cm" svg:y1="6.669cm" svg:x2="3.001cm" svg:y2="6.238cm">
            <text:p/>
          </draw:line>
          <draw:line draw:style-name="gr19" draw:text-style-name="P1" draw:layer="layout" svg:x1="2.785cm" svg:y1="6.669cm" svg:x2="3.001cm" svg:y2="6.238cm">
            <text:p/>
          </draw:line>
          <draw:line draw:style-name="gr19" draw:text-style-name="P1" draw:layer="layout" svg:x1="3.217cm" svg:y1="6.669cm" svg:x2="3.001cm" svg:y2="6.238cm">
            <text:p/>
          </draw:line>
          <draw:line draw:style-name="gr19" draw:text-style-name="P1" draw:layer="layout" svg:x1="3.001cm" svg:y1="6.669cm" svg:x2="3.001cm" svg:y2="6.238cm">
            <text:p/>
          </draw:line>
          <draw:line draw:style-name="gr19" draw:text-style-name="P1" draw:layer="layout" svg:x1="3.65cm" svg:y1="7.01cm" svg:x2="3.003cm" svg:y2="7.441cm">
            <text:p/>
          </draw:line>
          <draw:line draw:style-name="gr19" draw:text-style-name="P1" draw:layer="layout" svg:x1="2.787cm" svg:y1="7.01cm" svg:x2="3.003cm" svg:y2="7.441cm">
            <text:p/>
          </draw:line>
          <draw:line draw:style-name="gr19" draw:text-style-name="P1" draw:layer="layout" svg:x1="3.219cm" svg:y1="7.01cm" svg:x2="3.003cm" svg:y2="7.441cm">
            <text:p/>
          </draw:line>
          <draw:line draw:style-name="gr19" draw:text-style-name="P1" draw:layer="layout" svg:x1="3.003cm" svg:y1="7.01cm" svg:x2="3.003cm" svg:y2="7.441cm">
            <text:p/>
          </draw:line>
        </draw:g>
        <draw:g>
          <draw:custom-shape draw:style-name="gr20" draw:text-style-name="P1" draw:layer="layout" svg:width="0.281cm" svg:height="0.653cm" draw:transform="rotate (-2.32250963562885) translate (3.988cm 7.211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8" draw:text-style-name="P1" draw:layer="layout" svg:width="0.221cm" svg:height="0.221cm" draw:transform="skewX (-0.00453785605518527) rotate (0.819083017960939) translate (3.196cm 6.81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1" draw:layer="layout" svg:width="0.281cm" svg:height="0.746cm" draw:transform="rotate (0.819083017960939) translate (3.796cm 7.416cm)">
            <text:p/>
            <draw:enhanced-geometry svg:viewBox="0 0 21600 21600" draw:type="rectangle" draw:enhanced-path="M 0 0 L 21600 0 21600 21600 0 21600 0 0 Z N"/>
          </draw:custom-shape>
        </draw:g>
        <draw:frame draw:style-name="gr21" draw:layer="layout" svg:width="12.891cm" svg:height="4.121cm" svg:x="13.509cm" svg:y="1.635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22" draw:text-style-name="P3" draw:layer="layout" svg:width="0.635cm" svg:height="0.635cm" svg:x="1.952cm" svg:y="6.238cm">
          <text:p text:style-name="P3"><text:span text:style-name="T2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" draw:layer="layout" svg:width="0.635cm" svg:height="0.635cm" svg:x="4.651cm" svg:y="7.667cm">
          <text:p text:style-name="P3"><text:span text:style-name="T2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" draw:layer="layout" svg:width="0.635cm" svg:height="0.635cm" svg:x="4.492cm" svg:y="3.063cm">
          <text:p text:style-name="P3"><text:span text:style-name="T2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" draw:layer="layout" svg:width="0.635cm" svg:height="0.635cm" svg:x="4.333cm" svg:y="11.953cm">
          <text:p text:style-name="P3"><text:span text:style-name="T2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" draw:layer="layout" svg:width="0.635cm" svg:height="0.635cm" svg:x="17.351cm" svg:y="11.001cm">
          <text:p text:style-name="P3"><text:span text:style-name="T2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" draw:layer="layout" svg:width="0.635cm" svg:height="0.635cm" svg:x="23.225cm" svg:y="13.065cm">
          <text:p text:style-name="P3"><text:span text:style-name="T2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" draw:layer="layout" svg:width="0.635cm" svg:height="0.635cm" svg:x="22.272cm" svg:y="17.827cm">
          <text:p text:style-name="P3"><text:span text:style-name="T2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" draw:layer="layout" svg:width="0.635cm" svg:height="0.635cm" svg:x="13.223cm" svg:y="9.096cm">
          <text:p text:style-name="P3"><text:span text:style-name="T2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" draw:layer="layout" svg:width="0.635cm" svg:height="0.635cm" svg:x="13.223cm" svg:y="12.747cm">
          <text:p text:style-name="P3"><text:span text:style-name="T2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23" draw:text-style-name="P1" draw:layer="layout" svg:width="2.54cm" svg:height="1.27cm" svg:x="16.875cm" svg:y="18.145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" draw:layer="layout" svg:width="1.27cm" svg:height="0.318cm" svg:x="17.51cm" svg:y="18.462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" draw:layer="layout" svg:width="0.318cm" svg:height="0.318cm" svg:x="18.303cm" svg:y="18.9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" draw:layer="layout" svg:width="0.318cm" svg:height="0.318cm" svg:x="18.78cm" svg:y="18.9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22" draw:text-style-name="P3" draw:layer="layout" svg:width="0.635cm" svg:height="0.635cm" svg:x="16.081cm" svg:y="18.145cm">
          <text:p text:style-name="P3"><text:span text:style-name="T2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18.145cm" svg:y1="15.605cm" svg:x2="18.145cm" svg:y2="18.145cm">
          <text:p/>
        </draw:line>
        <draw:frame draw:style-name="gr26" draw:text-style-name="P4" draw:layer="layout" svg:width="8.728cm" svg:height="1.945cm" svg:x="1.638cm" svg:y="18.105cm">
          <draw:text-box>
            <text:p><text:span text:style-name="T3">Gradient sampler block diagram</text:span></text:p>
            <text:p><text:span text:style-name="T3">File name: </text:span><text:span text:style-name="T3"><text:file-name text:display="name-and-extension">System block diagram.odg</text:file-name></text:span></text:p>
            <text:p><text:span text:style-name="T3">File last saved: </text:span><text:span text:style-name="T3"><text:date style:data-style-name="D5" text:date-value="2013-12-03">Dec 3, 2013</text:date></text:span><text:span text:style-name="T3"> </text:span><text:span text:style-name="T3"><text:time style:data-style-name="T1" text:time-value="0000-00-00">02:30:05 PM</text:time></text:span></text:p>
            <text:p><text:span text:style-name="T3">Contact: Patrick O'Keeffe &lt;pokeeffe@wsu.edu&gt;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51cm" svg:stroke-color="#000000" draw:marker-start-width="0.381cm" draw:marker-start-center="false" draw:marker-end-width="0.381cm" draw:marker-end-center="false" draw:fill="solid" draw:fill-color="#e6e6e6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font-name="Arial" fo:font-size="18pt" fo:language="zxx" fo:country="none" fo:font-style="normal" fo:text-shadow="none" style:text-underline-style="none" fo:font-weight="normal" style:letter-kerning="true" style:font-name-asian="Andale Sans UI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T29M16S</meta:editing-duration>
    <meta:editing-cycles>6</meta:editing-cycles>
    <meta:generator>LibreOffice/4.1.1.2$Windows_x86 LibreOffice_project/7e4286b58adc75a14f6d83f53a03b6c11fa2903</meta:generator>
    <dc:date>2013-12-03T14:30:04.781000000</dc:date>
    <meta:document-statistic meta:object-count="6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453in"/>
    </style:style>
    <style:style style:name="co2" style:family="table-column">
      <style:table-column-properties fo:break-before="auto" style:column-width="2.8339in"/>
    </style:style>
    <style:style style:name="co3" style:family="table-column">
      <style:table-column-properties fo:break-before="auto" style:column-width="1.8083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</style:style>
    <style:style style:name="ce2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3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4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5" style:family="table-cell" style:parent-style-name="Default">
      <style:table-cell-properties fo:border-bottom="0.06pt solid #000000" fo:background-color="#ffffff" fo:border-left="none" fo:border-right="none" fo:border-top="0.06pt solid #000000"/>
    </style:style>
    <style:style style:name="ce6" style:family="table-cell" style:parent-style-name="Default">
      <style:table-cell-properties fo:background-color="#ffffff"/>
    </style:style>
    <style:style style:name="ce7" style:family="table-cell" style:parent-style-name="Default">
      <style:table-cell-properties fo:border-bottom="0.06pt solid #000000" fo:background-color="#ffffff" fo:border-left="none" fo:border-right="none" fo:border-top="none"/>
    </style:style>
    <style:style style:name="ce8" style:family="table-cell" style:parent-style-name="Default">
      <style:table-cell-properties fo:background-color="#ffffff" fo:border="0.06pt solid #000000"/>
    </style:style>
    <style:style style:name="ce9" style:family="table-cell" style:parent-style-name="Default">
      <style:table-cell-properties fo:border-bottom="none" fo:background-color="#ffffff" fo:border-left="0.06pt solid #000000" fo:border-right="0.06pt solid #000000" fo:border-top="0.06pt solid #000000"/>
    </style:style>
    <style:style style:name="ce10" style:family="table-cell" style:parent-style-name="Default">
      <style:table-cell-properties fo:border-bottom="none" fo:background-color="#ffffff" fo:border-left="0.06pt solid #000000" fo:border-right="0.06pt solid #000000" fo:border-top="none"/>
    </style:style>
    <style:style style:name="ce11" style:family="table-cell" style:parent-style-name="Default">
      <style:table-cell-properties fo:border-bottom="0.06pt solid #000000" fo:background-color="#ffffff" fo:border-left="0.06pt solid #000000" fo:border-right="0.06pt solid #000000" fo:border-top="none"/>
    </style:style>
    <style:style style:name="T1" style:family="text">
      <style:text-properties style:font-name="Arial1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6"/>
        <table:table-column table:style-name="co3" table:default-cell-style-name="ce10"/>
        <table:table-row table:style-name="ro1">
          <table:table-cell table:style-name="ce1" office:value-type="string" calcext:value-type="string">
            <text:p>Label</text:p>
          </table:table-cell>
          <table:table-cell table:style-name="ce5" office:value-type="string" calcext:value-type="string">
            <text:p>Component</text:p>
          </table:table-cell>
          <table:table-cell table:style-name="ce8" office:value-type="string" calcext:value-type="string">
            <text:p>Notes</text:p>
          </table:table-cell>
        </table:table-row>
        <table:table-row table:style-name="ro2">
          <table:table-cell table:style-name="ce2" office:value-type="string" calcext:value-type="string">
            <text:p>A</text:p>
          </table:table-cell>
          <table:table-cell office:value-type="string" calcext:value-type="string">
            <text:p>filter, Teflon</text:p>
          </table:table-cell>
          <table:table-cell table:style-name="ce9" office:value-type="string" calcext:value-type="string">
            <text:p>2.5<text:span text:style-name="T1">µm (confirmed?)</text:span>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sonic anemometer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open-path infrared gas analyzer (CO2, H2O)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heated sampling line</text:p>
          </table:table-cell>
          <table:table-cell office:value-type="string" calcext:value-type="string">
            <text:p>25'</text:p>
          </table:table-cell>
        </table:table-row>
        <table:table-row table:style-name="ro3">
          <table:table-cell office:value-type="string" calcext:value-type="string">
            <text:p>E</text:p>
          </table:table-cell>
          <table:table-cell office:value-type="string" calcext:value-type="string">
            <text:p>valve, 3-way, teflon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pump, dual head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closed-path gas analyzer (CO2)</text:p>
          </table:table-cell>
          <table:table-cell/>
        </table:table-row>
        <table:table-row table:style-name="ro1">
          <table:table-cell table:style-name="ce4" office:value-type="string" calcext:value-type="string">
            <text:p>H</text:p>
          </table:table-cell>
          <table:table-cell table:style-name="ce7" office:value-type="string" calcext:value-type="string">
            <text:p>trace gas analyzer</text:p>
          </table:table-cell>
          <table:table-cell table:style-name="ce11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